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538.89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80.5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0.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Muss&quot;;&quot;Kann&quot;)" table:allow-empty-cell="true" table:display-list="unsorted" table:base-cell-address="'V0.1'.E2"/>
        <table:content-validation table:name="val2" table:condition="of:cell-content-is-in-list(&quot;V 0.1&quot;;&quot;V 0.5&quot;;&quot;V 1.0&quot;;&quot;tbd&quot;)" table:allow-empty-cell="true" table:display-list="unsorted" table:base-cell-address="'V0.1'.F2"/>
      </table:content-validations>
      <table:table table:name="V0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reich</text:p>
          </table:table-cell>
          <table:table-cell table:style-name="ce1" office:value-type="string" calcext:value-type="string">
            <text:p>Typ</text:p>
          </table:table-cell>
          <table:table-cell table:style-name="ce3" office:value-type="string" calcext:value-type="string">
            <text:p>Beschreibung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Ver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1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erstellt einen Account unter Angabe eines Namens.</text:p>
          </table:table-cell>
          <table:table-cell table:style-name="ce5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2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n hinterlegten Accountnamen ändern oder lösche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3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biometrische Daten (Geburtsdatum, Geschlecht, Gewicht, Körpergröße, Fitnesslevel)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4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n biometrischen Daten ändern oder lösche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005</text:p>
          </table:table-cell>
          <table:table-cell table:style-name="ce2" office:value-type="string" calcext:value-type="string">
            <text:p>User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das System von kcal, was der Default ist, auf kJ umstelle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1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Nahrungsaufnahme (Essen und Trinken) unter Angabe der Menge in Gramm oder Milliliter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parat seine Wasseraufnahme unter Angabe der Menge in Milliliter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favorisierten Lebensmittelkombinationen als Mahlzeiten-Template unter Angabe des jeweiligen Lebensmittels sowie der jeweiligen Menge in Gramm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hinterlegt seine biometrischen Daten, anhand dessen der Grundumsatz ermittelt wird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er User verknüpft eine externe IoT/Smartwatch, anhand dessen das System Aktivitätsdaten (Schritte) importiert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6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as System bietet eine Suchfunktion für Lebensmittel aus einer hinterlegten Datenbank a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7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Userinput</text:p>
          </table:table-cell>
          <table:table-cell table:style-name="ce4" office:value-type="string" calcext:value-type="string">
            <text:p>Das System kann Mahlzeiten basierend auf einem hochgeladenen Foto und einer KI-Schnittstelle identifizieren, um daraufhin einen Eintrag zu erstelle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8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n Einträge zum Kalorienmanagement änder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09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n Einträge zum Kalorienmanagement lösche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10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 IoT/Smartwatch änder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Kalorienmanagement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kann seine hinterlegte IoT/Smartwatch lösche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1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den BMI aus den Parametern Größe und Gewicht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2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den Grundumsatz basierend auf Alter, Geschlecht, Gewicht, Körpergröße und Fitnesslevel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03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die Flüssigkeitsbilanz basierend auf Gewicht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04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pro Nahungsaufnahme die anteiligen Nährwerte "Big 7": Energie (Kcal); Fett, davon gesättigte Fettsäure; Kohlenhydrate, davon Zucker; Eiweiß; Salz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05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as System berechnet pro Nahungsaufnahme die anteiligen Vitamine, Mineralstoffe und Spurenelemente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6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Transformation</text:p>
          </table:table-cell>
          <table:table-cell table:style-name="ce4" office:value-type="string" calcext:value-type="string">
            <text:p>Der User sieht wie viel Wasser er am aktuellen Tag schon getrunken hat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7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des Soll/Ist-Zustandes seiner Kalorien des aktuellen Tages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08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des Soll/Ist-Zustandes seines "Wasserscores" des aktuellen Tages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09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mit den Details der Makro- und Mikronährstoffe des aktuellen Tages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010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seines Gewichts und BMIs im zeitlichen Verlauf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11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mit den Details der Makro- und Mikronährstoffe im zeitlichen Verlauf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012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sieht eine Darstellung seiner Wasseraufnahme im zeitlichen Verlauf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001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kann im System nach gesunden Rezepte suchen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002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kann seine eigenen Analysedaten mit Freunden teilen. 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003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erhält mittels eines Belohnungssystems Badges bei Erreichen von prozentualen Scores.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I004</text:p>
          </table:table-cell>
          <table:table-cell table:style-name="ce2" office:value-type="string" calcext:value-type="string">
            <text:p>Interaktion</text:p>
          </table:table-cell>
          <table:table-cell table:style-name="ce2" office:value-type="string" calcext:value-type="string">
            <text:p>Output</text:p>
          </table:table-cell>
          <table:table-cell table:style-name="ce4" office:value-type="string" calcext:value-type="string">
            <text:p>Der User kann die Systemsprache zwischen Deutsch und Englisch umschalten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1.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D001</text:p>
          </table:table-cell>
          <table:table-cell table:style-name="ce2" office:value-type="string" calcext:value-type="string">
            <text:p>Datenbank</text:p>
          </table:table-cell>
          <table:table-cell table:style-name="ce2" office:value-type="string" calcext:value-type="string">
            <text:p>Input</text:p>
          </table:table-cell>
          <table:table-cell table:style-name="ce4" office:value-type="string" calcext:value-type="string">
            <text:p>Das System hat Zugriff auf eine externe Lebensmitteldatenbank. Dort sind Lebensmittel mit ihrer Nähstoffzusammensetzung hinterlegt.</text:p>
          </table:table-cell>
          <table:table-cell table:style-name="ce2" table:content-validation-name="val1" office:value-type="string" calcext:value-type="string">
            <text:p>Muss</text:p>
          </table:table-cell>
          <table:table-cell table:style-name="ce2" table:content-validation-name="val2" office:value-type="string" calcext:value-type="string">
            <text:p>V 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002</text:p>
          </table:table-cell>
          <table:table-cell table:style-name="ce2" office:value-type="string" calcext:value-type="string">
            <text:p>Datenbank</text:p>
          </table:table-cell>
          <table:table-cell table:style-name="ce2" office:value-type="string" calcext:value-type="string">
            <text:p>Input</text:p>
          </table:table-cell>
          <table:table-cell table:style-name="ce4" office:value-type="string" calcext:value-type="string">
            <text:p>Das System hat Zugriff auf eine externe Rezeptdatenbank. Dort sind Rezepte anhand Suchwörtern für Zutaten hinterlegt. </text:p>
          </table:table-cell>
          <table:table-cell table:style-name="ce2" table:content-validation-name="val1" office:value-type="string" calcext:value-type="string">
            <text:p>Kann</text:p>
          </table:table-cell>
          <table:table-cell table:style-name="ce2" table:content-validation-name="val2" office:value-type="string" calcext:value-type="string">
            <text:p>tbd</text:p>
          </table:table-cell>
          <table:table-cell table:number-columns-repeated="1018"/>
        </table:table-row>
        <table:table-row table:style-name="ro1" table:number-rows-repeated="948">
          <table:table-cell table:style-name="ce2" table:number-columns-repeated="3"/>
          <table:table-cell table:style-name="ce4"/>
          <table:table-cell table:style-name="ce2" table:content-validation-name="val1"/>
          <table:table-cell table:style-name="ce2" table:content-validation-name="val2"/>
          <table:table-cell table:number-columns-repeated="1018"/>
        </table:table-row>
        <table:table-row table:style-name="ro2" table:number-rows-repeated="10475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Anforderungsanalyse" table:target-range-address="'V0.1'.A1:'V0.1'.F98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0.1" style:display-name="PageStyle_V0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0" meta:object-count="0"/>
    <meta:generator>LibreOfficeDev/6.0.5.2$Linux_X86_64 LibreOffice_project/</meta:generator>
  </office:meta>
</office:document-meta>
</file>